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88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number-columns-repeated="249" table:default-cell-style-name="ce1"/>
        <table:table-row table:style-name="ro1">
          <table:table-cell office:value-type="string">
            <text:p>Dateiname</text:p>
          </table:table-cell>
          <table:table-cell office:value-type="string">
            <text:p>AbstandOben[mm]</text:p>
          </table:table-cell>
          <table:table-cell office:value-type="string">
            <text:p>Offset Abstand[mm]</text:p>
          </table:table-cell>
          <table:table-cell office:value-type="string">
            <text:p>Abstand[mm]</text:p>
          </table:table-cell>
          <table:table-cell office:value-type="string">
            <text:p>Treiberspannung[V]</text:p>
          </table:table-cell>
          <table:table-cell office:value-type="string">
            <text:p>FitRangeLower</text:p>
          </table:table-cell>
          <table:table-cell office:value-type="string">
            <text:p>FitRangeUpper</text:p>
          </table:table-cell>
          <table:table-cell table:number-columns-repeated="249"/>
        </table:table-row>
        <table:table-row table:style-name="ro1">
          <table:table-cell office:value-type="string">
            <text:p>varVolts/csv/F0000CH1.CSV</text:p>
          </table:table-cell>
          <table:table-cell office:value-type="float" office:value="41.86">
            <text:p>4,19E+01</text:p>
          </table:table-cell>
          <table:table-cell office:value-type="float" office:value="2.08">
            <text:p>2,08E+00</text:p>
          </table:table-cell>
          <table:table-cell table:formula="oooc:=[.B2]-[.C2]" office:value-type="float" office:value="39.78">
            <text:p>3,98E+01</text:p>
          </table:table-cell>
          <table:table-cell office:value-type="float" office:value="51.2">
            <text:p>5,12E+01</text:p>
          </table:table-cell>
          <table:table-cell office:value-type="float" office:value="0.000005">
            <text:p>5,00E-06</text:p>
          </table:table-cell>
          <table:table-cell office:value-type="float" office:value="0.000012">
            <text:p>1,20E-05</text:p>
          </table:table-cell>
          <table:table-cell table:formula="oooc:=([.G2]-[.F2])/2" office:value-type="float" office:value="0.0000035">
            <text:p>3,50E-06</text:p>
          </table:table-cell>
          <table:table-cell table:number-columns-repeated="248"/>
        </table:table-row>
        <table:table-row table:style-name="ro1">
          <table:table-cell office:value-type="string">
            <text:p>varVolts/csv/F0001CH1.CSV</text:p>
          </table:table-cell>
          <table:table-cell office:value-type="float" office:value="41.86">
            <text:p>4,19E+01</text:p>
          </table:table-cell>
          <table:table-cell office:value-type="float" office:value="2.08">
            <text:p>2,08E+00</text:p>
          </table:table-cell>
          <table:table-cell table:formula="oooc:=[.B3]-[.C3]" office:value-type="float" office:value="39.78">
            <text:p>3,98E+01</text:p>
          </table:table-cell>
          <table:table-cell office:value-type="float" office:value="50">
            <text:p>5,00E+01</text:p>
          </table:table-cell>
          <table:table-cell office:value-type="float" office:value="0.000005">
            <text:p>5,00E-06</text:p>
          </table:table-cell>
          <table:table-cell office:value-type="float" office:value="0.000013">
            <text:p>1,30E-05</text:p>
          </table:table-cell>
          <table:table-cell table:formula="oooc:=([.G3]-[.F3])/2" office:value-type="float" office:value="0.000004">
            <text:p>4,00E-06</text:p>
          </table:table-cell>
          <table:table-cell table:number-columns-repeated="248"/>
        </table:table-row>
        <table:table-row table:style-name="ro1">
          <table:table-cell office:value-type="string">
            <text:p>varVolts/csv/F0002CH1.CSV</text:p>
          </table:table-cell>
          <table:table-cell office:value-type="float" office:value="41.86">
            <text:p>4,19E+01</text:p>
          </table:table-cell>
          <table:table-cell office:value-type="float" office:value="2.08">
            <text:p>2,08E+00</text:p>
          </table:table-cell>
          <table:table-cell table:formula="oooc:=[.B4]-[.C4]" office:value-type="float" office:value="39.78">
            <text:p>3,98E+01</text:p>
          </table:table-cell>
          <table:table-cell office:value-type="float" office:value="46.4">
            <text:p>4,64E+01</text:p>
          </table:table-cell>
          <table:table-cell office:value-type="float" office:value="0.000005">
            <text:p>5,00E-06</text:p>
          </table:table-cell>
          <table:table-cell office:value-type="float" office:value="0.000014">
            <text:p>1,40E-05</text:p>
          </table:table-cell>
          <table:table-cell table:formula="oooc:=([.G4]-[.F4])/2" office:value-type="float" office:value="0.0000045">
            <text:p>4,50E-06</text:p>
          </table:table-cell>
          <table:table-cell table:number-columns-repeated="248"/>
        </table:table-row>
        <table:table-row table:style-name="ro1">
          <table:table-cell office:value-type="string">
            <text:p>varVolts/csv/F0003CH1.CSV</text:p>
          </table:table-cell>
          <table:table-cell office:value-type="float" office:value="41.86">
            <text:p>4,19E+01</text:p>
          </table:table-cell>
          <table:table-cell office:value-type="float" office:value="2.08">
            <text:p>2,08E+00</text:p>
          </table:table-cell>
          <table:table-cell table:formula="oooc:=[.B5]-[.C5]" office:value-type="float" office:value="39.78">
            <text:p>3,98E+01</text:p>
          </table:table-cell>
          <table:table-cell office:value-type="float" office:value="43.2">
            <text:p>4,32E+01</text:p>
          </table:table-cell>
          <table:table-cell office:value-type="float" office:value="0.000007">
            <text:p>7,00E-06</text:p>
          </table:table-cell>
          <table:table-cell office:value-type="float" office:value="0.000014">
            <text:p>1,40E-05</text:p>
          </table:table-cell>
          <table:table-cell table:formula="oooc:=([.G5]-[.F5])/2" office:value-type="float" office:value="0.0000035">
            <text:p>3,50E-06</text:p>
          </table:table-cell>
          <table:table-cell table:number-columns-repeated="248"/>
        </table:table-row>
        <table:table-row table:style-name="ro1">
          <table:table-cell office:value-type="string">
            <text:p>varVolts/csv/F0004CH1.CSV</text:p>
          </table:table-cell>
          <table:table-cell office:value-type="float" office:value="41.86">
            <text:p>4,19E+01</text:p>
          </table:table-cell>
          <table:table-cell office:value-type="float" office:value="2.08">
            <text:p>2,08E+00</text:p>
          </table:table-cell>
          <table:table-cell table:formula="oooc:=[.B6]-[.C6]" office:value-type="float" office:value="39.78">
            <text:p>3,98E+01</text:p>
          </table:table-cell>
          <table:table-cell office:value-type="float" office:value="40">
            <text:p>4,00E+01</text:p>
          </table:table-cell>
          <table:table-cell office:value-type="float" office:value="0.000006">
            <text:p>6,00E-06</text:p>
          </table:table-cell>
          <table:table-cell office:value-type="float" office:value="0.000015">
            <text:p>1,50E-05</text:p>
          </table:table-cell>
          <table:table-cell table:formula="oooc:=([.G6]-[.F6])/2" office:value-type="float" office:value="0.0000045">
            <text:p>4,50E-06</text:p>
          </table:table-cell>
          <table:table-cell table:number-columns-repeated="248"/>
        </table:table-row>
        <table:table-row table:style-name="ro1">
          <table:table-cell office:value-type="string">
            <text:p>varVolts/csv/F0005CH1.CSV</text:p>
          </table:table-cell>
          <table:table-cell office:value-type="float" office:value="41.86">
            <text:p>4,19E+01</text:p>
          </table:table-cell>
          <table:table-cell office:value-type="float" office:value="2.08">
            <text:p>2,08E+00</text:p>
          </table:table-cell>
          <table:table-cell table:formula="oooc:=[.B7]-[.C7]" office:value-type="float" office:value="39.78">
            <text:p>3,98E+01</text:p>
          </table:table-cell>
          <table:table-cell office:value-type="float" office:value="36.6">
            <text:p>3,66E+01</text:p>
          </table:table-cell>
          <table:table-cell office:value-type="float" office:value="0.000006">
            <text:p>6,00E-06</text:p>
          </table:table-cell>
          <table:table-cell office:value-type="float" office:value="0.000016">
            <text:p>1,60E-05</text:p>
          </table:table-cell>
          <table:table-cell table:formula="oooc:=([.G7]-[.F7])/2" office:value-type="float" office:value="0.000005">
            <text:p>5,00E-06</text:p>
          </table:table-cell>
          <table:table-cell table:number-columns-repeated="248"/>
        </table:table-row>
        <table:table-row table:style-name="ro1">
          <table:table-cell office:value-type="string">
            <text:p>varVolts/csv/F0006CH1.CSV</text:p>
          </table:table-cell>
          <table:table-cell office:value-type="float" office:value="41.86">
            <text:p>4,19E+01</text:p>
          </table:table-cell>
          <table:table-cell office:value-type="float" office:value="2.08">
            <text:p>2,08E+00</text:p>
          </table:table-cell>
          <table:table-cell table:formula="oooc:=[.B8]-[.C8]" office:value-type="float" office:value="39.78">
            <text:p>3,98E+01</text:p>
          </table:table-cell>
          <table:table-cell office:value-type="float" office:value="33.2">
            <text:p>3,32E+01</text:p>
          </table:table-cell>
          <table:table-cell office:value-type="float" office:value="0.000006">
            <text:p>6,00E-06</text:p>
          </table:table-cell>
          <table:table-cell office:value-type="float" office:value="0.000016">
            <text:p>1,60E-05</text:p>
          </table:table-cell>
          <table:table-cell table:formula="oooc:=([.G8]-[.F8])/2" office:value-type="float" office:value="0.000005">
            <text:p>5,00E-06</text:p>
          </table:table-cell>
          <table:table-cell table:number-columns-repeated="248"/>
        </table:table-row>
        <table:table-row table:style-name="ro1">
          <table:table-cell office:value-type="string">
            <text:p>varVolts/csv/F0007CH1.CSV</text:p>
          </table:table-cell>
          <table:table-cell office:value-type="float" office:value="41.86">
            <text:p>4,19E+01</text:p>
          </table:table-cell>
          <table:table-cell office:value-type="float" office:value="2.08">
            <text:p>2,08E+00</text:p>
          </table:table-cell>
          <table:table-cell table:formula="oooc:=[.B9]-[.C9]" office:value-type="float" office:value="39.78">
            <text:p>3,98E+01</text:p>
          </table:table-cell>
          <table:table-cell office:value-type="float" office:value="30">
            <text:p>3,00E+01</text:p>
          </table:table-cell>
          <table:table-cell office:value-type="float" office:value="0.000008">
            <text:p>8,00E-06</text:p>
          </table:table-cell>
          <table:table-cell office:value-type="float" office:value="0.000018">
            <text:p>1,80E-05</text:p>
          </table:table-cell>
          <table:table-cell table:formula="oooc:=([.G9]-[.F9])/2" office:value-type="float" office:value="0.000005">
            <text:p>5,00E-06</text:p>
          </table:table-cell>
          <table:table-cell table:number-columns-repeated="248"/>
        </table:table-row>
        <table:table-row table:style-name="ro1">
          <table:table-cell office:value-type="string">
            <text:p>varVolts/csv/F0008CH1.CSV</text:p>
          </table:table-cell>
          <table:table-cell office:value-type="float" office:value="41.86">
            <text:p>4,19E+01</text:p>
          </table:table-cell>
          <table:table-cell office:value-type="float" office:value="2.08">
            <text:p>2,08E+00</text:p>
          </table:table-cell>
          <table:table-cell table:formula="oooc:=[.B10]-[.C10]" office:value-type="float" office:value="39.78">
            <text:p>3,98E+01</text:p>
          </table:table-cell>
          <table:table-cell office:value-type="float" office:value="26.8">
            <text:p>2,68E+01</text:p>
          </table:table-cell>
          <table:table-cell office:value-type="float" office:value="0.000008">
            <text:p>8,00E-06</text:p>
          </table:table-cell>
          <table:table-cell office:value-type="float" office:value="0.00002">
            <text:p>2,00E-05</text:p>
          </table:table-cell>
          <table:table-cell table:formula="oooc:=([.G10]-[.F10])/2" office:value-type="float" office:value="0.000006">
            <text:p>6,00E-06</text:p>
          </table:table-cell>
          <table:table-cell table:number-columns-repeated="248"/>
        </table:table-row>
        <table:table-row table:style-name="ro1">
          <table:table-cell office:value-type="string">
            <text:p>varVolts/csv/F0009CH1.CSV</text:p>
          </table:table-cell>
          <table:table-cell office:value-type="float" office:value="41.86">
            <text:p>4,19E+01</text:p>
          </table:table-cell>
          <table:table-cell office:value-type="float" office:value="2.08">
            <text:p>2,08E+00</text:p>
          </table:table-cell>
          <table:table-cell table:formula="oooc:=[.B11]-[.C11]" office:value-type="float" office:value="39.78">
            <text:p>3,98E+01</text:p>
          </table:table-cell>
          <table:table-cell office:value-type="float" office:value="23.2">
            <text:p>2,32E+01</text:p>
          </table:table-cell>
          <table:table-cell office:value-type="float" office:value="0.00001">
            <text:p>1,00E-05</text:p>
          </table:table-cell>
          <table:table-cell office:value-type="float" office:value="0.000025">
            <text:p>2,50E-05</text:p>
          </table:table-cell>
          <table:table-cell table:formula="oooc:=([.G11]-[.F11])/2" office:value-type="float" office:value="0.0000075">
            <text:p>7,50E-06</text:p>
          </table:table-cell>
          <table:table-cell table:number-columns-repeated="248"/>
        </table:table-row>
        <table:table-row table:style-name="ro1">
          <table:table-cell office:value-type="string">
            <text:p>varVolts/csv/F0010CH1.CSV</text:p>
          </table:table-cell>
          <table:table-cell office:value-type="float" office:value="41.86">
            <text:p>4,19E+01</text:p>
          </table:table-cell>
          <table:table-cell office:value-type="float" office:value="2.08">
            <text:p>2,08E+00</text:p>
          </table:table-cell>
          <table:table-cell table:formula="oooc:=[.B12]-[.C12]" office:value-type="float" office:value="39.78">
            <text:p>3,98E+01</text:p>
          </table:table-cell>
          <table:table-cell office:value-type="float" office:value="20">
            <text:p>2,00E+01</text:p>
          </table:table-cell>
          <table:table-cell office:value-type="float" office:value="0.00001">
            <text:p>1,00E-05</text:p>
          </table:table-cell>
          <table:table-cell office:value-type="float" office:value="0.000028">
            <text:p>2,80E-05</text:p>
          </table:table-cell>
          <table:table-cell table:formula="oooc:=([.G12]-[.F12])/2" office:value-type="float" office:value="0.000009">
            <text:p>9,00E-06</text:p>
          </table:table-cell>
          <table:table-cell table:number-columns-repeated="248"/>
        </table:table-row>
        <table:table-row table:style-name="ro1">
          <table:table-cell office:value-type="string">
            <text:p>varVolts/csv/F0011CH1.CSV</text:p>
          </table:table-cell>
          <table:table-cell office:value-type="float" office:value="41.86">
            <text:p>4,19E+01</text:p>
          </table:table-cell>
          <table:table-cell office:value-type="float" office:value="2.08">
            <text:p>2,08E+00</text:p>
          </table:table-cell>
          <table:table-cell table:formula="oooc:=[.B13]-[.C13]" office:value-type="float" office:value="39.78">
            <text:p>3,98E+01</text:p>
          </table:table-cell>
          <table:table-cell office:value-type="float" office:value="15.2">
            <text:p>1,52E+01</text:p>
          </table:table-cell>
          <table:table-cell office:value-type="float" office:value="0.00002">
            <text:p>2,00E-05</text:p>
          </table:table-cell>
          <table:table-cell office:value-type="float" office:value="0.000023">
            <text:p>2,30E-05</text:p>
          </table:table-cell>
          <table:table-cell table:formula="oooc:=([.G13]-[.F13])/2" office:value-type="float" office:value="0.0000015">
            <text:p>1,50E-06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formula="oooc:=AVERAGE([.H2:.H13])" office:value-type="float" office:value="0.00000491666666666667">
            <text:p>4,92E-06</text:p>
          </table:table-cell>
          <table:table-cell table:number-columns-repeated="248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2">02.12.2009</text:date>, <text:time>00:02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e</meta:initial-creator>
    <meta:creation-date>2009-12-01T13:18:14</meta:creation-date>
    <dc:creator>paule</dc:creator>
    <dc:date>2009-12-02T00:02:02</dc:date>
    <meta:editing-cycles>4</meta:editing-cycles>
    <meta:editing-duration>PT10H25M27S</meta:editing-duration>
    <meta:user-defined meta:name="Info 1"/>
    <meta:user-defined meta:name="Info 2"/>
    <meta:user-defined meta:name="Info 3"/>
    <meta:user-defined meta:name="Info 4"/>
    <meta:document-statistic meta:table-count="3" meta:cell-count="104"/>
  </office:meta>
</office:document-meta>
</file>